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P6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#</text:span><text:span text:style-name="T1_2">include</text:span><text:span text:style-name="T1_3">&lt;</text:span><text:span text:style-name="T1_4">iostream</text:span><text:span text:style-name="T1_5">&gt;</text:span></text:p>
      <text:p text:style-name="P2"><text:span text:style-name="T2_1">#</text:span><text:span text:style-name="T2_2">include</text:span><text:span text:style-name="T2_3"><text:s/>&lt;</text:span><text:span text:style-name="T2_4">fstream</text:span><text:span text:style-name="T2_5">&gt;</text:span></text:p>
      <text:p text:style-name="P3"/>
      <text:p text:style-name="P4"><text:span text:style-name="T4_1">using</text:span><text:span text:style-name="T4_2"><text:s/></text:span><text:span text:style-name="T4_3">namespace</text:span><text:span text:style-name="T4_4"><text:s/></text:span><text:span text:style-name="T4_5">std</text:span><text:span text:style-name="T4_6">;</text:span></text:p>
      <text:p text:style-name="P5"/>
      <text:p text:style-name="P6"><text:span text:style-name="T6_1">int</text:span><text:span text:style-name="T6_2"><text:s/></text:span><text:span text:style-name="T6_3">main</text:span><text:span text:style-name="T6_4">()</text:span></text:p>
      <text:p text:style-name="P7"/>
      <text:p text:style-name="P8"><text:span text:style-name="T8_1">{</text:span></text:p>
      <text:p text:style-name="P9"><text:span text:style-name="T9_1"><text:s text:c="4"/></text:span><text:span text:style-name="T9_2">ofstream</text:span><text:span text:style-name="T9_3"><text:s/></text:span><text:span text:style-name="T9_4">example</text:span><text:span text:style-name="T9_5">;</text:span></text:p>
      <text:p text:style-name="P10"><text:span text:style-name="T10_1"><text:s text:c="4"/></text:span><text:span text:style-name="T10_2">example</text:span><text:span text:style-name="T10_3">.</text:span><text:span text:style-name="T10_4">open</text:span><text:span text:style-name="T10_5"><text:s/>("</text:span><text:span text:style-name="T10_6">first</text:span><text:span text:style-name="T10_7">.</text:span><text:span text:style-name="T10_8">txt</text:span><text:span text:style-name="T10_9">");</text:span></text:p>
      <text:p text:style-name="P11"><text:span text:style-name="T11_1"><text:s text:c="4"/></text:span><text:span text:style-name="T11_2">example</text:span><text:span text:style-name="T11_3">&lt;&lt;"</text:span><text:span text:style-name="T11_4">Hello</text:span><text:span text:style-name="T11_5"><text:s/></text:span><text:span text:style-name="T11_6">World</text:span><text:span text:style-name="T11_7">";</text:span></text:p>
      <text:p text:style-name="P12"><text:span text:style-name="T12_1"><text:s text:c="4"/></text:span><text:span text:style-name="T12_2">example</text:span><text:span text:style-name="T12_3">.</text:span><text:span text:style-name="T12_4">close</text:span><text:span text:style-name="T12_5">();</text:span></text:p>
      <text:p text:style-name="P13"><text:span text:style-name="T13_1"><text:s text:c="4"/></text:span></text:p>
      <text:p text:style-name="P14"><text:span text:style-name="T14_1"><text:s text:c="4"/></text:span><text:span text:style-name="T14_2">return</text:span><text:span text:style-name="T14_3"><text:s/>0;</text:span></text:p>
      <text:p text:style-name="P15"><text:span text:style-name="T15_1"><text:s text:c="4"/></text:span></text:p>
      <text:p text:style-name="P16"><text:span text:style-name="T16_1">}</text:span></text:p>
      <text:p text:style-name="P17"/>
      <text:p text:style-name="P18"><text:span text:style-name="T18_1">/*</text:span><text:span text:style-name="T18_2">What</text:span><text:span text:style-name="T18_3"><text:s/></text:span><text:span text:style-name="T18_4">this</text:span><text:span text:style-name="T18_5"><text:s/></text:span><text:span text:style-name="T18_6">code</text:span><text:span text:style-name="T18_7"><text:s/></text:span><text:span text:style-name="T18_8">does</text:span><text:span text:style-name="T18_9"><text:s/></text:span><text:span text:style-name="T18_10">is</text:span><text:span text:style-name="T18_11"><text:s/></text:span><text:span text:style-name="T18_12">write</text:span><text:span text:style-name="T18_13"><text:s/></text:span><text:span text:style-name="T18_14">hello</text:span><text:span text:style-name="T18_15"><text:s/></text:span><text:span text:style-name="T18_16">world</text:span><text:span text:style-name="T18_17"><text:s/></text:span><text:span text:style-name="T18_18">in</text:span><text:span text:style-name="T18_19"><text:s/></text:span><text:span text:style-name="T18_20">the</text:span><text:span text:style-name="T18_21"><text:s/></text:span><text:span text:style-name="T18_22">first</text:span><text:span text:style-name="T18_23">.</text:span><text:span text:style-name="T18_24">txt</text:span><text:span text:style-name="T18_25"><text:s/></text:span><text:span text:style-name="T18_26">document</text:span><text:span text:style-name="T18_27"><text:s/></text:span><text:span text:style-name="T18_28">on</text:span><text:span text:style-name="T18_29"><text:s/></text:span><text:span text:style-name="T18_30">your</text:span><text:span text:style-name="T18_31"><text:s/></text:span><text:span text:style-name="T18_32">computer</text:span><text:span text:style-name="T18_33">*/<text:s text:c="4"/></text:span></text:p>
      <text:p text:style-name="P19"><text:span text:style-name="T19_1"><text:s text:c="4"/>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<text:span text:style-name="T44_1">#</text:span><text:span text:style-name="T44_2">include</text:span><text:span text:style-name="T44_3">&lt;</text:span><text:span text:style-name="T44_4">iostream</text:span><text:span text:style-name="T44_5">&gt;</text:span></text:p>
      <text:p text:style-name="P45"><text:span text:style-name="T45_1">#</text:span><text:span text:style-name="T45_2">include</text:span><text:span text:style-name="T45_3"><text:s/>&lt;</text:span><text:span text:style-name="T45_4">fstream</text:span><text:span text:style-name="T45_5">&gt;</text:span></text:p>
      <text:p text:style-name="P46"/>
      <text:p text:style-name="P47"><text:span text:style-name="T47_1">using</text:span><text:span text:style-name="T47_2"><text:s/></text:span><text:span text:style-name="T47_3">namespace</text:span><text:span text:style-name="T47_4"><text:s/></text:span><text:span text:style-name="T47_5">std</text:span><text:span text:style-name="T47_6">;</text:span></text:p>
      <text:p text:style-name="P48"/>
      <text:p text:style-name="P49"><text:span text:style-name="T49_1">int</text:span><text:span text:style-name="T49_2"><text:s/></text:span><text:span text:style-name="T49_3">main</text:span><text:span text:style-name="T49_4">()</text:span></text:p>
      <text:p text:style-name="P50"/>
      <text:p text:style-name="P51"><text:span text:style-name="T51_1">{</text:span></text:p>
      <text:p text:style-name="P52"><text:span text:style-name="T52_1"><text:s text:c="4"/></text:span><text:span text:style-name="T52_2">string</text:span><text:span text:style-name="T52_3"><text:s/></text:span><text:span text:style-name="T52_4">input</text:span><text:span text:style-name="T52_5">;</text:span></text:p>
      <text:p text:style-name="P53"><text:span text:style-name="T53_1"><text:s text:c="4"/></text:span><text:span text:style-name="T53_2">ifstream</text:span><text:span text:style-name="T53_3"><text:s/></text:span><text:span text:style-name="T53_4">example</text:span><text:span text:style-name="T53_5">;</text:span></text:p>
      <text:p text:style-name="P54"><text:span text:style-name="T54_1"><text:s text:c="4"/></text:span><text:span text:style-name="T54_2">example</text:span><text:span text:style-name="T54_3">.</text:span><text:span text:style-name="T54_4">open</text:span><text:span text:style-name="T54_5"><text:s/>("</text:span><text:span text:style-name="T54_6">first</text:span><text:span text:style-name="T54_7">.</text:span><text:span text:style-name="T54_8">txt</text:span><text:span text:style-name="T54_9">");</text:span></text:p>
      <text:p text:style-name="P55"><text:span text:style-name="T55_1"><text:s text:c="4"/></text:span><text:span text:style-name="T55_2">example</text:span><text:span text:style-name="T55_3">&gt;&gt;</text:span><text:span text:style-name="T55_4">input</text:span><text:span text:style-name="T55_5">&gt;&gt;</text:span><text:span text:style-name="T55_6">endl</text:span><text:span text:style-name="T55_7">;;</text:span></text:p>
      <text:p text:style-name="P56"><text:span text:style-name="T56_1"><text:s text:c="4"/></text:span><text:span text:style-name="T56_2">example</text:span><text:span text:style-name="T56_3">.</text:span><text:span text:style-name="T56_4">close</text:span><text:span text:style-name="T56_5">();</text:span></text:p>
      <text:p text:style-name="P57"><text:span text:style-name="T57_1"><text:s text:c="4"/></text:span></text:p>
      <text:p text:style-name="P58"><text:span text:style-name="T58_1"><text:s text:c="4"/></text:span><text:span text:style-name="T58_2">return</text:span><text:span text:style-name="T58_3"><text:s/>0;</text:span></text:p>
      <text:p text:style-name="P59"><text:span text:style-name="T59_1"><text:s text:c="4"/></text:span></text:p>
      <text:p text:style-name="P60"><text:span text:style-name="T60_1">}</text:span></text:p>
      <text:p text:style-name="P61"/>
      <text:p text:style-name="P62"><text:span text:style-name="T62_1">/*</text:span><text:span text:style-name="T62_2">What</text:span><text:span text:style-name="T62_3"><text:s/></text:span><text:span text:style-name="T62_4">this</text:span><text:span text:style-name="T62_5"><text:s/></text:span><text:span text:style-name="T62_6">code</text:span><text:span text:style-name="T62_7"><text:s/></text:span><text:span text:style-name="T62_8">does</text:span><text:span text:style-name="T62_9"><text:s/></text:span><text:span text:style-name="T62_10">is</text:span><text:span text:style-name="T62_11"><text:s/></text:span><text:span text:style-name="T62_12">take</text:span><text:span text:style-name="T62_13"><text:s/></text:span><text:span text:style-name="T62_14">your</text:span><text:span text:style-name="T62_15"><text:s/></text:span><text:span text:style-name="T62_16">input</text:span></text:p>
      <text:p text:style-name="P63"><text:span text:style-name="T63_1">ans</text:span><text:span text:style-name="T63_2"><text:s/></text:span><text:span text:style-name="T63_3">writes</text:span><text:span text:style-name="T63_4"><text:s/></text:span><text:span text:style-name="T63_5">it</text:span><text:span text:style-name="T63_6"><text:s/></text:span><text:span text:style-name="T63_7">and</text:span><text:span text:style-name="T63_8"><text:s/></text:span><text:span text:style-name="T63_9">adds</text:span><text:span text:style-name="T63_10"><text:s/></text:span><text:span text:style-name="T63_11">a</text:span><text:span text:style-name="T63_12"><text:s/></text:span><text:span text:style-name="T63_13">new</text:span><text:span text:style-name="T63_14"><text:s/></text:span><text:span text:style-name="T63_15">line</text:span><text:span text:style-name="T63_16"><text:s/></text:span><text:span text:style-name="T63_17">after</text:span><text:span text:style-name="T63_18"><text:s/></text:span><text:span text:style-name="T63_19">that</text:span><text:span text:style-name="T63_20"><text:s/></text:span></text:p>
      <text:p text:style-name="P64"><text:span text:style-name="T64_1">in</text:span><text:span text:style-name="T64_2"><text:s/></text:span><text:span text:style-name="T64_3">the</text:span><text:span text:style-name="T64_4"><text:s/></text:span><text:span text:style-name="T64_5">first</text:span><text:span text:style-name="T64_6"><text:s/></text:span><text:span text:style-name="T64_7">text</text:span><text:span text:style-name="T64_8"><text:s/></text:span><text:span text:style-name="T64_9">file</text:span><text:span text:style-name="T64_10"><text:s/></text:span><text:span text:style-name="T64_11">on</text:span><text:span text:style-name="T64_12"><text:s/></text:span><text:span text:style-name="T64_13">your</text:span><text:span text:style-name="T64_14"><text:s/></text:span><text:span text:style-name="T64_15">computer</text:span><text:span text:style-name="T64_16">*/<text:s/></text:span></text:p>
      <text:p text:style-name="P6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